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_20__28_user_29_">
      <style:paragraph-properties fo:margin-top="0in" fo:margin-bottom="0in" loext:contextual-spacing="false" fo:line-height="100%" fo:text-align="end" style:justify-single-word="false"/>
    </style:style>
    <style:style style:name="P3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</style:style>
    <style:style style:name="P6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margin-top="0in" fo:margin-bottom="0.111in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margin-top="0in" fo:margin-bottom="0.111in" loext:contextual-spacing="false" fo:line-height="150%"/>
      <style:text-properties fo:font-size="14pt" officeooo:rsid="0009c17c" officeooo:paragraph-rsid="0009c17c" style:font-size-asian="14pt" style:font-size-complex="14pt"/>
    </style:style>
    <style:style style:name="P18" style:family="paragraph" style:parent-style-name="Standard">
      <style:paragraph-properties fo:line-height="105%" style:vertical-align="baseline"/>
      <style:text-properties style:font-name="Times New Roman" fo:font-size="14pt" officeooo:rsid="0009c17c" officeooo:paragraph-rsid="0009c17c" style:letter-kerning="true" style:font-name-asian="SimSun" style:font-size-asian="14pt" style:language-asian="en" style:country-asian="US" style:font-name-complex="Times New Roman1" style:font-size-complex="14pt"/>
    </style:style>
    <style:style style:name="P19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4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4pt" officeooo:rsid="0009c17c" officeooo:paragraph-rsid="0009c17c" style:letter-kerning="true" style:font-name-asian="Times New Roman1" style:font-size-asian="14pt" style:font-name-complex="Times New Roman1" style:font-size-complex="14pt"/>
    </style:style>
    <style:style style:name="P2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top="0in" fo:margin-bottom="0in" loext:contextual-spacing="false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9c17c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a857b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9c17c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officeooo:rsid="000a857b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officeooo:rsid="000a857b"/>
    </style:style>
    <style:style style:name="T1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8">(Национальный Исследовательский Университет)</text:p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13"/>
      <text:p text:style-name="P13"/>
      <text:p text:style-name="P14"><text:span text:style-name="T4">Лабораторная работа №</text:span><text:span text:style-name="T5">1</text:span><text:span text:style-name="T4"> по курсу</text:span></text:p>
      <text:p text:style-name="P10">«Операционные системы»</text:p>
      <text:p text:style-name="P10"/>
      <text:p text:style-name="P14"/>
      <text:p text:style-name="P12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6">Студент: </text:span><text:span text:style-name="T9">Васютинский Вадим Александрович</text:span></text:p>
      <text:p text:style-name="P5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0</text:span></text:p>
      <text:p text:style-name="P5"><text:span text:style-name="T6">Вариант: </text:span><text:span text:style-name="T7">12</text:span></text:p>
      <text:p text:style-name="P3">Преподаватель: Миронов Евгений Серг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1</text:p>
      <text:p text:style-name="P11"><text:soft-page-break/>Содержание</text:p>
      <text:list xml:id="list1786869278" text:style-name="WWNum12">
        <text:list-item text:start-value="1">
          <text:p text:style-name="P19">Репозиторий</text:p>
        </text:list-item>
        <text:list-item text:style-override="WWNum13">
          <text:p text:style-name="P20">Постановка задачи</text:p>
        </text:list-item>
        <text:list-item text:style-override="WWNum17">
          <text:p text:style-name="P21">Демонстрация работы программы</text:p>
        </text:list-item>
        <text:list-item text:style-override="WWNum18">
          <text:p text:style-name="P22">Выводы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Репозиторий</text:p>
      <text:p text:style-name="Standard_20__28_user_29_"><text:span text:style-name="Internet_20_link"><text:span text:style-name="T1">https://github.com/</text:span></text:span><text:span text:style-name="Internet_20_link"><text:span text:style-name="T3">GroundPeeker</text:span></text:span><text:span text:style-name="Internet_20_link"><text:span text:style-name="T1">/OS/tree/master/</text:span></text:span><text:span text:style-name="Internet_20_link"><text:span text:style-name="T2">1_lab</text:span></text:span></text:p>
      <text:p text:style-name="P7"/>
      <text:p text:style-name="P11">Постановка задачи</text:p>
      <text:h text:style-name="P23" text:outline-level="2">Цель работы</text:h>
      <text:p text:style-name="P18">Приобретение практических навыков работы с утилитой strace.</text:p>
      <text:h text:style-name="P24" text:outline-level="2">Задание</text:h>
      <text:p text:style-name="P25">Продемонстрировать работы утилиты strace на примере лабораторной работы №<text:span text:style-name="T10">3</text:span>.</text:p>
      <text:p text:style-name="P9"/>
      <text:p text:style-name="P11">Демонстрация работы программы</text:p>
      <text:p text:style-name="P27"><text:span text:style-name="symbol0_5f_bash">xecve("./main", ["./main"], 0x7fff5ed6f520 /* 57 vars */) = 0</text:span></text:p>
      <text:p text:style-name="P27"><text:span text:style-name="symbol0_5f_bash">brk(NULL) <text:s text:c="30"/>= 0x558d5a44b000</text:span></text:p>
      <text:p text:style-name="P27"><text:span text:style-name="symbol0_5f_bash">arch_prctl(0x3001 /* ARCH_??? */, 0x7ffda6886ed0) = -1 EINVAL (Invalid argument)</text:span></text:p>
      <text:p text:style-name="P27"><text:span text:style-name="symbol0_5f_bash">access("/etc/ld.so.preload", R_OK) <text:s text:c="5"/>= -1 ENOENT (No such file or directory)</text:span></text:p>
      <text:p text:style-name="P27"><text:span text:style-name="symbol0_5f_bash">openat(AT_FDCWD, "/etc/ld.so.cache", O_RDONLY|O_CLOEXEC) = 3</text:span></text:p>
      <text:p text:style-name="P27"><text:span text:style-name="symbol0_5f_bash">fstat(3, {st_mode=S_IFREG|0644, st_size=94725, ...}) = 0</text:span></text:p>
      <text:p text:style-name="P27"><text:span text:style-name="symbol0_5f_bash">mmap(NULL, 94725, PROT_READ, MAP_PRIVATE, 3, 0) = 0x7f32577f1000</text:span></text:p>
      <text:p text:style-name="P27"><text:span text:style-name="symbol0_5f_bash">close(3) <text:s text:c="31"/>= 0</text:span></text:p>
      <text:p text:style-name="P27"><text:span text:style-name="symbol0_5f_bash">openat(AT_FDCWD, "/lib/x86_64-linux-gnu/libpthread.so.0", O_RDONLY|O_CLOEXEC) = 3</text:span></text:p>
      <text:p text:style-name="P27"><text:span text:style-name="symbol0_5f_bash">read(3, "\177ELF\2\1\1\0\0\0\0\0\0\0\0\0\3\0&gt;\0\1\0\0\0\220\201\0\0\0\0\0\0"..., 832) = 832</text:span></text:p>
      <text:p text:style-name="P27"><text:span text:style-name="symbol0_5f_bash">pread64(3, "\4\0\0\0\24\0\0\0\3\0\0\0GNU\0\345Ga\367\265T\320\374\301V)Yf]\223\337"..., 68, 824) = 68</text:span></text:p>
      <text:p text:style-name="P27"><text:span text:style-name="symbol0_5f_bash">fstat(3, {st_mode=S_IFREG|0755, st_size=157224, ...}) = 0</text:span></text:p>
      <text:p text:style-name="P27"><text:span text:style-name="symbol0_5f_bash">mmap(NULL, 8192, PROT_READ|PROT_WRITE, MAP_PRIVATE|MAP_ANONYMOUS, -1, 0) = 0x7f32577ef000</text:span></text:p>
      <text:p text:style-name="P27"><text:span text:style-name="symbol0_5f_bash">pread64(3, "\4\0\0\0\24\0\0\0\3\0\0\0GNU\0\345Ga\367\265T\320\374\301V)Yf]\223\337"..., 68, 824) = 68</text:span></text:p>
      <text:p text:style-name="P27"><text:span text:style-name="symbol0_5f_bash">mmap(NULL, 140408, PROT_READ, MAP_PRIVATE|MAP_DENYWRITE, 3, 0) = 0x7f32577cc000</text:span></text:p>
      <text:p text:style-name="P27"><text:span text:style-name="symbol0_5f_bash">mmap(0x7f32577d3000, 69632, PROT_READ|PROT_EXEC, MAP_PRIVATE|MAP_FIXED|MAP_DENYWRITE, 3, 0x7000) = 0x7f32577d3000</text:span></text:p>
      <text:p text:style-name="P27"><text:span text:style-name="symbol0_5f_bash">mmap(0x7f32577e4000, 20480, PROT_READ, MAP_PRIVATE|MAP_FIXED|MAP_DENYWRITE, 3, 0x18000) = 0x7f32577e4000</text:span></text:p>
      <text:p text:style-name="P27"><text:span text:style-name="symbol0_5f_bash">mmap(0x7f32577e9000, 8192, PROT_READ|PROT_WRITE, MAP_PRIVATE|MAP_FIXED|MAP_DENYWRITE, 3, 0x1c000) = 0x7f32577e9000</text:span></text:p>
      <text:p text:style-name="P27"><text:span text:style-name="symbol0_5f_bash">mmap(0x7f32577eb000, 13432, PROT_READ|PROT_WRITE, MAP_PRIVATE|MAP_FIXED|MAP_ANONYMOUS, -1, 0) = 0x7f32577eb000</text:span></text:p>
      <text:p text:style-name="P27"><text:span text:style-name="symbol0_5f_bash">close(3) <text:s text:c="31"/>= 0</text:span></text:p>
      <text:p text:style-name="P27"><text:span text:style-name="symbol0_5f_bash">openat(AT_FDCWD, "/lib/x86_64-linux-gnu/libc.so.6", O_RDONLY|O_CLOEXEC) = 3</text:span></text:p>
      <text:p text:style-name="P27"><text:span text:style-name="symbol0_5f_bash">read(3, "\177ELF\2\1\1\3\0\0\0\0\0\0\0\0\3\0&gt;\0\1\0\0\0\360q\2\0\0\0\0\0"..., 832) = 832</text:span></text:p>
      <text:p text:style-name="P27"><text:span text:style-name="symbol0_5f_bash">pread64(3, "\6\0\0\0\4\0\0\0@\0\0\0\0\0\0\0@\0\0\0\0\0\0\0@\0\0\0\0\0\0\0"..., 784, 64) = 784</text:span></text:p>
      <text:p text:style-name="P27"><text:span text:style-name="symbol0_5f_bash">pread64(3, "\4\0\0\0\20\0\0\0\5\0\0\0GNU\0\2\0\0\300\4\0\0\0\3\0\0\0\0\0\0\0", 32, 848) = 32</text:span></text:p>
      <text:p text:style-name="P27"><text:span text:style-name="symbol0_5f_bash">pread64(3, "\4\0\0\0\24\0\0\0\3\0\0\0GNU\0\t\233\222%\274\260\320\31\331\326\10\204\276X&gt;\263"..., 68, 880) = 68</text:span></text:p>
      <text:p text:style-name="P27"><text:span text:style-name="symbol0_5f_bash">fstat(3, {st_mode=S_IFREG|0755, st_size=2029224, ...}) = 0</text:span></text:p>
      <text:p text:style-name="P27"><text:span text:style-name="symbol0_5f_bash">pread64(3, "\6\0\0\0\4\0\0\0@\0\0\0\0\0\0\0@\0\0\0\0\0\0\0@\0\0\0\0\0\0\0"..., 784, 64) = 784</text:span></text:p>
      <text:p text:style-name="P27"><text:span text:style-name="symbol0_5f_bash">pread64(3, "\4\0\0\0\20\0\0\0\5\0\0\0GNU\0\2\0\0\300\4\0\0\0\3\0\0\0\0\0\0\0", 32, 848) = 32</text:span></text:p>
      <text:p text:style-name="P27"><text:span text:style-name="symbol0_5f_bash">pread64(3, "\4\0\0\0\24\0\0\0\3\0\0\0GNU\0\t\233\222%\274\260\320\31\331\326\10\204\276X&gt;\263"..., 68, 880) = 68</text:span></text:p>
      <text:p text:style-name="P27"><text:span text:style-name="symbol0_5f_bash">mmap(NULL, 2036952, PROT_READ, MAP_PRIVATE|MAP_DENYWRITE, 3, 0) = 0x7f32575da000</text:span></text:p>
      <text:p text:style-name="P27"><text:span text:style-name="symbol0_5f_bash">mprotect(0x7f32575ff000, 1847296, PROT_NONE) = 0</text:span></text:p>
      <text:p text:style-name="P27"><text:soft-page-break/><text:span text:style-name="symbol0_5f_bash">mmap(0x7f32575ff000, 1540096, PROT_READ|PROT_EXEC, MAP_PRIVATE|MAP_FIXED|MAP_DENYWRITE, 3, 0x25000) = 0x7f32575ff000</text:span></text:p>
      <text:p text:style-name="P27"><text:span text:style-name="symbol0_5f_bash">mmap(0x7f3257777000, 303104, PROT_READ, MAP_PRIVATE|MAP_FIXED|MAP_DENYWRITE, 3, 0x19d000) = 0x7f3257777000</text:span></text:p>
      <text:p text:style-name="P27"><text:span text:style-name="symbol0_5f_bash">mmap(0x7f32577c2000, 24576, PROT_READ|PROT_WRITE, MAP_PRIVATE|MAP_FIXED|MAP_DENYWRITE, 3, 0x1e7000) = 0x7f32577c2000</text:span></text:p>
      <text:p text:style-name="P27"><text:span text:style-name="symbol0_5f_bash">mmap(0x7f32577c8000, 13528, PROT_READ|PROT_WRITE, MAP_PRIVATE|MAP_FIXED|MAP_ANONYMOUS, -1, 0) = 0x7f32577c8000</text:span></text:p>
      <text:p text:style-name="P27"><text:span text:style-name="symbol0_5f_bash">close(3) <text:s text:c="31"/>= 0</text:span></text:p>
      <text:p text:style-name="P27"><text:span text:style-name="symbol0_5f_bash">mmap(NULL, 12288, PROT_READ|PROT_WRITE, MAP_PRIVATE|MAP_ANONYMOUS, -1, 0) = 0x7f32575d7000</text:span></text:p>
      <text:p text:style-name="P27"><text:span text:style-name="symbol0_5f_bash">arch_prctl(ARCH_SET_FS, 0x7f32575d7740) = 0</text:span></text:p>
      <text:p text:style-name="P27"><text:span text:style-name="symbol0_5f_bash">mprotect(0x7f32577c2000, 12288, PROT_READ) = 0</text:span></text:p>
      <text:p text:style-name="P27"><text:span text:style-name="symbol0_5f_bash">mprotect(0x7f32577e9000, 4096, PROT_READ) = 0</text:span></text:p>
      <text:p text:style-name="P27"><text:span text:style-name="symbol0_5f_bash">mprotect(0x558d595a5000, 4096, PROT_READ) = 0</text:span></text:p>
      <text:p text:style-name="P27"><text:span text:style-name="symbol0_5f_bash">mprotect(0x7f3257836000, 4096, PROT_READ) = 0</text:span></text:p>
      <text:p text:style-name="P27"><text:span text:style-name="symbol0_5f_bash">munmap(0x7f32577f1000, 94725) <text:s text:c="10"/>= 0</text:span></text:p>
      <text:p text:style-name="P27"><text:span text:style-name="symbol0_5f_bash">set_tid_address(0x7f32575d7a10) <text:s text:c="8"/>= 48376</text:span></text:p>
      <text:p text:style-name="P27"><text:span text:style-name="symbol0_5f_bash">set_robust_list(0x7f32575d7a20, 24) <text:s text:c="4"/>= 0</text:span></text:p>
      <text:p text:style-name="P27"><text:span text:style-name="symbol0_5f_bash">rt_sigaction(SIGRTMIN, {sa_handler=0x7f32577d3bf0, sa_mask=[], sa_flags=SA_RESTORER|SA_SIGINFO, sa_restorer=0x7f32577e13c0}, NULL, 8) = 0</text:span></text:p>
      <text:p text:style-name="P27"><text:span text:style-name="symbol0_5f_bash">rt_sigaction(SIGRT_1, {sa_handler=0x7f32577d3c90, sa_mask=[], sa_flags=SA_RESTORER|SA_RESTART|SA_SIGINFO, sa_restorer=0x7f32577e13c0}, NULL, 8) = 0</text:span></text:p>
      <text:p text:style-name="P27"><text:span text:style-name="symbol0_5f_bash">rt_sigprocmask(SIG_UNBLOCK, [RTMIN RT_1], NULL, 8) = 0</text:span></text:p>
      <text:p text:style-name="P27"><text:span text:style-name="symbol0_5f_bash">prlimit64(0, RLIMIT_STACK, NULL, {rlim_cur=8192*1024, rlim_max=RLIM64_INFINITY}) = 0</text:span></text:p>
      <text:p text:style-name="P27"><text:span text:style-name="symbol0_5f_bash">mmap(NULL, 8392704, PROT_NONE, MAP_PRIVATE|MAP_ANONYMOUS|MAP_STACK, -1, 0) = 0x7f3256dd6000</text:span></text:p>
      <text:p text:style-name="P27"><text:span text:style-name="symbol0_5f_bash">mprotect(0x7f3256dd7000, 8388608, PROT_READ|PROT_WRITE) = 0</text:span></text:p>
      <text:p text:style-name="P27"><text:span text:style-name="symbol0_5f_bash">brk(NULL) <text:s text:c="30"/>= 0x558d5a44b000</text:span></text:p>
      <text:p text:style-name="P27"><text:span text:style-name="symbol0_5f_bash">brk(0x558d5a46c000) <text:s text:c="20"/>= 0x558d5a46c000</text:span></text:p>
      <text:p text:style-name="P27"><text:span text:style-name="symbol0_5f_bash">clone(child_stack=0x7f32575d5fb0, flags=CLONE_VM|CLONE_FS|CLONE_FILES|CLONE_SIGHAND|CLONE_THREAD|CLONE_SYSVSEM|CLONE_SETTLS|CLONE_PARENT_SETTID|CLONE_CHILD_CLEARTID, parent_tid=[48377], tls=0x7f32575d6700, child_tidptr=0x7f32575d69d0) = 48377</text:span></text:p>
      <text:p text:style-name="P27"><text:span text:style-name="symbol0_5f_bash">mmap(NULL, 8392704, PROT_NONE, MAP_PRIVATE|MAP_ANONYMOUS|MAP_STACK, -1, 0) = 0x7f32565d5000</text:span></text:p>
      <text:p text:style-name="P27"><text:span text:style-name="symbol0_5f_bash">mprotect(0x7f32565d6000, 8388608, PROT_READ|PROT_WRITE) = 0</text:span></text:p>
      <text:p text:style-name="P27"><text:span text:style-name="symbol0_5f_bash">clone(child_stack=0x7f3256dd4fb0, flags=CLONE_VM|CLONE_FS|CLONE_FILES|CLONE_SIGHAND|CLONE_THREAD|CLONE_SYSVSEM|CLONE_SETTLS|CLONE_PARENT_SETTID|CLONE_CHILD_CLEARTID, parent_tid=[48378], tls=0x7f3256dd5700, child_tidptr=0x7f3256dd59d0) = 48378</text:span></text:p>
      <text:p text:style-name="P27"><text:span text:style-name="symbol0_5f_bash">futex(0x7f32575d69d0, FUTEX_WAIT, 48377, NULL) = 0</text:span></text:p>
      <text:p text:style-name="P27"><text:span text:style-name="symbol0_5f_bash">fstat(1, {st_mode=S_IFCHR|0620, st_rdev=makedev(0x88, 0x1), ...}) = 0</text:span></text:p>
      <text:p text:style-name="P27"><text:span text:style-name="symbol0_5f_bash">write(1, "Time estimated: -754822654 ns\n", 30Time estimated: -754822654 ns</text:span></text:p>
      <text:p text:style-name="P27"><text:span text:style-name="symbol0_5f_bash">) = 30</text:span></text:p>
      <text:p text:style-name="P27"><text:span text:style-name="symbol0_5f_bash">exit_group(0)</text:span></text:p>
      <text:p text:style-name="P16">Выводы</text:p>
      <text:p text:style-name="P15"/>
      <text:p text:style-name="P17">Проделав работу, я приобрел практические навыки, необходимые для работы с утилитой strace, а также повторил виды системных вызов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4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1:41:38.480777933</dc:date>
    <meta:editing-cycles>9</meta:editing-cycles>
    <meta:editing-duration>PT27M27S</meta:editing-duration>
    <meta:generator>LibreOffice/6.4.7.2$Linux_X86_64 LibreOffice_project/40$Build-2</meta:generator>
    <meta:document-statistic meta:table-count="0" meta:image-count="0" meta:object-count="0" meta:page-count="4" meta:paragraph-count="92" meta:word-count="482" meta:character-count="5891" meta:non-whitespace-character-count="53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